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l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ay </text:p>
          </table:table-cell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Year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02" calcext:value-type="float">
            <text:p>2002</text:p>
          </table:table-cell>
        </table:table-row>
        <table:table-row table:style-name="ro2">
          <table:table-cell table:number-columns-repeated="2" table:style-name="ce2" office:value-type="float" office:value="2" calcext:value-type="float">
            <text:p>02</text:p>
          </table:table-cell>
          <table:table-cell table:style-name="ce5" office:value-type="float" office:value="2020" calcext:value-type="float">
            <text:p>202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22" calcext:value-type="float">
            <text:p>2022</text:p>
          </table:table-cell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50" calcext:value-type="float">
            <text:p>2050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52" calcext:value-type="float">
            <text:p>2052</text:p>
          </table:table-cell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60" calcext:value-type="float">
            <text:p>2060</text:p>
          </table:table-cell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80" calcext:value-type="float">
            <text:p>2080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82" calcext:value-type="float">
            <text:p>2082</text:p>
          </table:table-cell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90" calcext:value-type="float">
            <text:p>2090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02</text:p>
          </table:table-cell>
          <table:table-cell table:style-name="ce5" office:value-type="float" office:value="2092" calcext:value-type="float">
            <text:p>209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02" calcext:value-type="float">
            <text:p>5002</text:p>
          </table:table-cell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20" calcext:value-type="float">
            <text:p>502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22" calcext:value-type="float">
            <text:p>5022</text:p>
          </table:table-cell>
        </table:table-row>
        <table:table-row table:style-name="ro2">
          <table:table-cell table:number-columns-repeated="2" table:style-name="ce2" office:value-type="float" office:value="5" calcext:value-type="float">
            <text:p>05</text:p>
          </table:table-cell>
          <table:table-cell table:style-name="ce5" office:value-type="float" office:value="5050" calcext:value-type="float">
            <text:p>5050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52" calcext:value-type="float">
            <text:p>5052</text:p>
          </table:table-cell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60" calcext:value-type="float">
            <text:p>5060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62" calcext:value-type="float">
            <text:p>5062</text:p>
          </table:table-cell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80" calcext:value-type="float">
            <text:p>5080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82" calcext:value-type="float">
            <text:p>5082</text:p>
          </table:table-cell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90" calcext:value-type="float">
            <text:p>5090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05</text:p>
          </table:table-cell>
          <table:table-cell table:style-name="ce5" office:value-type="float" office:value="5092" calcext:value-type="float">
            <text:p>509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02" calcext:value-type="float">
            <text:p>6002</text:p>
          </table:table-cell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20" calcext:value-type="float">
            <text:p>602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22" calcext:value-type="float">
            <text:p>6022</text:p>
          </table:table-cell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50" calcext:value-type="float">
            <text:p>6050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52" calcext:value-type="float">
            <text:p>6052</text:p>
          </table:table-cell>
        </table:table-row>
        <table:table-row table:style-name="ro2">
          <table:table-cell table:number-columns-repeated="2" table:style-name="ce2" office:value-type="float" office:value="9" calcext:value-type="float">
            <text:p>09</text:p>
          </table:table-cell>
          <table:table-cell table:style-name="ce5" office:value-type="float" office:value="6060" calcext:value-type="float">
            <text:p>6060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62" calcext:value-type="float">
            <text:p>6062</text:p>
          </table:table-cell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80" calcext:value-type="float">
            <text:p>6080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82" calcext:value-type="float">
            <text:p>6082</text:p>
          </table:table-cell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90" calcext:value-type="float">
            <text:p>6090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09</text:p>
          </table:table-cell>
          <table:table-cell table:style-name="ce5" office:value-type="float" office:value="6092" calcext:value-type="float">
            <text:p>609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02" calcext:value-type="float">
            <text:p>8002</text:p>
          </table:table-cell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20" calcext:value-type="float">
            <text:p>802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22" calcext:value-type="float">
            <text:p>8022</text:p>
          </table:table-cell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50" calcext:value-type="float">
            <text:p>8050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52" calcext:value-type="float">
            <text:p>8052</text:p>
          </table:table-cell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60" calcext:value-type="float">
            <text:p>8060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62" calcext:value-type="float">
            <text:p>8062</text:p>
          </table:table-cell>
        </table:table-row>
        <table:table-row table:style-name="ro2">
          <table:table-cell table:number-columns-repeated="2" table:style-name="ce2" office:value-type="float" office:value="8" calcext:value-type="float">
            <text:p>08</text:p>
          </table:table-cell>
          <table:table-cell table:style-name="ce5" office:value-type="float" office:value="8080" calcext:value-type="float">
            <text:p>8080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82" calcext:value-type="float">
            <text:p>8082</text:p>
          </table:table-cell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90" calcext:value-type="float">
            <text:p>8090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08</text:p>
          </table:table-cell>
          <table:table-cell table:style-name="ce5" office:value-type="float" office:value="8092" calcext:value-type="float">
            <text:p>809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02" calcext:value-type="float">
            <text:p>9002</text:p>
          </table:table-cell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20" calcext:value-type="float">
            <text:p>902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22" calcext:value-type="float">
            <text:p>9022</text:p>
          </table:table-cell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50" calcext:value-type="float">
            <text:p>9050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52" calcext:value-type="float">
            <text:p>9052</text:p>
          </table:table-cell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60" calcext:value-type="float">
            <text:p>9060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62" calcext:value-type="float">
            <text:p>9062</text:p>
          </table:table-cell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80" calcext:value-type="float">
            <text:p>9080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82" calcext:value-type="float">
            <text:p>9082</text:p>
          </table:table-cell>
        </table:table-row>
        <table:table-row table:style-name="ro2">
          <table:table-cell table:number-columns-repeated="2" table:style-name="ce2" office:value-type="float" office:value="6" calcext:value-type="float">
            <text:p>06</text:p>
          </table:table-cell>
          <table:table-cell table:style-name="ce5" office:value-type="float" office:value="9090" calcext:value-type="float">
            <text:p>9090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06</text:p>
          </table:table-cell>
          <table:table-cell table:style-name="ce5" office:value-type="float" office:value="9092" calcext:value-type="float">
            <text:p>9092</text:p>
          </table:table-cell>
        </table:table-row>
        <table:table-row table:style-name="ro3" table:number-rows-repeated="104852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palam.A2:palam.C5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2T18:14:37.245211823</dc:date>
    <meta:editing-duration>PT26M11S</meta:editing-duration>
    <meta:editing-cycles>1</meta:editing-cycles>
    <meta:document-statistic meta:table-count="1" meta:cell-count="165" meta:object-count="0"/>
    <meta:generator>LibreOffice/7.2.5.2$Linux_X86_64 LibreOffice_project/20$Build-2</meta:generator>
  </office:meta>
</office:document-meta>
</file>